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a Franco</text:p>
      <text:p text:style-name="Standard">Artista plástica</text:p>
      <text:p text:style-name="Standard">Galérie de XXX</text:p>
      <text:p text:style-name="Standard">X rue Quincampoix,</text:p>
      <text:p text:style-name="Standard">75002, París</text:p>
      <text:p text:style-name="Standard"/>
      <text:p text:style-name="Standard">París, a 24 de mayo del 2011</text:p>
      <text:p text:style-name="Standard"/>
      <text:p text:style-name="Standard">Señorita :</text:p>
      <text:p text:style-name="Standard"/>
      <text:p text:style-name="Standard">Por este conducto me dirijo a usted para hacerla partícipe mi indignación. Ayer por la tarde, mientras paseaba con Flaubert por el barrio de Saint Merri, la casualidad me llevó hasta las vitrinas de la galería de arte arriba mencionada, en donde actualmente se exhibe su exposición <text:span text:style-name="T1">J'aime mon quartier, je ramasse. </text:span><text:span text:style-name="T2">A pesar de no ser yo una persona afecta al arte contemporáneo, cuyas pretensiones me parecen más cercanas al chascarrillo intelectual que a la verdadera belleza, me detuve. Y no solamente por conocer de sobra la frase que usted eligió como título de su exposición, sino porque Flaubert eligió precisamente ese espacio de acera que separa la galería de la calle para efectuar ahí una deyección. Yo pertenezco sin duda a esa categoría de ciudadanos perfectamente conscientes de que actos tan modestos como el recoger las deyecciones caninas de la vía pública son los que hacen de esta maravillosa ciudad un faro de civilización y cultura para el resto del planeta. Sin embargo, la mala suerte quiso que esa tarde me encontrara falto de bosas, no por falta de previsión sino porque Flaubert se encuentra delicado de su aparato digestivo (ya es un perro entrado en años) y sus deyecciones anteriores habían agotado mi reserva de bolsas de plástico. Así que hice de tripas corazón y entré a la galería a solicitar de la manera más atenta que alguien me proporcionara una bolsita, ya sabe usted que en este mundo postindustrial tales objetos abundan. </text:span></text:p>
      <text:p text:style-name="P1">Ante la tan comprometida situación en que me encontraba, producto de las veleidades digestivas de Flaubert, me vi en la penosa obligación de penetrar en el recinto de la galería para preguntarle a la curadora si acaso no tendría por ventura del azar una bolsita de plástico que me sacara del apuro. Como usted comprenderá, Daniela Franco, no me encontraba yo en situación de contemplar su exposición. Impulsado por la convicción de que esta sociedad ha logrado convertirse en un modelo de civilización y convivencia pacífica, tan distinto al lugaro de donde usted y yo venimos, gracias precisamente a actos modestos pero al avez generosos, como el de salvar esos centímetros cuadrados de vía pública de las deyecciones de Flaubert, entré a la galería no sin cierta vergüenza por tener que enfrentear a gente tan acostumbrada a otro tipo de transacciones, a la canina cuestión de una bolsita de plástico. Temeroso de que los esfínteres de Flaubert lo traicionaran de nuevo, lo dejé amarrado de uno de esos postes enanos que seguramente usted conoce, mismos que permiten mantener las aceras de esta maravillosa ciudad libres de esos estacionamientos improvisados que imposibilitan el merodeo de los peatones y arruinan el paisaje en ciudades bárbaras como la que tanto usted como yo afortunadamente abandonamos años atrás. Flaubert se quedó mirándome atado al poste, con incertidumbre de niño a punto del abandono. A mi, por el contrario, el único sentimiento que me habitaba era la urgencia de evitar el estropicio higiénico que las eses de Flaubert pudieran causar en las distraídas suelas de los zapatos de los paseantes, doblemente expuestos a la distracción por las obras expuestas en la vitrina y el magnífico día de primavera que realzaba la monumental belleza de esta, nuestra maravillosa ciudad adoptiva. Pero no encontré a nadie en la galería. Ni curador ni críticos ni artistas, y ante lo indiferentes que me eran los objetos de la exposición, me distraje un momento leyendo su biografía, que a pesar de estar escrita en esa jerga barroca con que los críticos ensalzan objetos cuyo único mérito en el mejor de los casos es el de confgurar chistes conceptuales para iniciados con el suficiente poder adquisitivo para exhibirlos en sus casas frente a la azorada incomprensión de familiares e invitados. A pesar de la melcocha artística de la redacción, me enteré de que usted y yo tenemos la mala suerte de provenir de ese país atrasado y bárbaro cuyo nombre evito pronunciar en esta misiva por considerarlo de mal augurio. También leí que mientras yo me dedico a pasear a mi perro y a admirar el majestuoso paisaje <text:soft-page-break/>urbano con el cual convivimos a diario quienes tenemos la fortuna de vivir aquí, usted pasea con la mirada puesta en el suelo, no porque tema tropezar con las consecuencias del proceso digestivo de Flaubert, sino con la intención de recoger, permítaseme la expresión, basura para venir no sólo a exponerla en una galería, sino, insospechada cima de la desfachatez, a intentar venderla a precios exorbitantes por la sola razón de venderse acompañada de un certificado de originalidad firmado por usted, la artista. Basura auténtica, ista, seleccionada y firmada por la mismísima Daniela Franco. ¡Oh, arte, oh, belleza, cuántas ganancias se cometen en tu nombre! Lo juro, Daniela Franco, que una indignación surgió de mi billetera y se propagó por todo el resto de la pierna, para regresar ahí, al compartimiento donde guardo mi credencial de amigo del departamento de escultura medieval del Louvre. </text:p>
      <text:p text:style-name="P1"><text:tab/>Entonces vi la foto. Una mujer de unos sesenta, quizá sesenta años. Gafas de abuelita con dos pedazos de esclerótica aumentados por los cristales corrigemiopía. Suéter de cuello tortura con un brochecito de metal, latón u oro decorando el cuello. Peinado indiferente, de abuelita pocopelo harta ya del peine y la apariencia. <text:s text:c="2"/></text:p>
      <text:p text:style-name="P1"/>
      <text:p text:style-name="P1"/>
      <text:p text:style-name="P1"/>
      <text:p text:style-name="P2"><text:s/></text:p>
      <text:p text:style-name="P1"/>
      <text:p text:style-name="P1">Consciente del valor que esos pequeños actos, como el de limpiar las deyecciones caninas de la vía pública</text:p>
      <text:p text:style-name="P1"/>
      <text:p text:style-name="P1">No tengo bolsas</text:p>
      <text:p text:style-name="P1"/>
      <text:p text:style-name="P1"/>
      <text:p text:style-name="P1"/>
      <text:p text:style-name="P1"/>
      <text:p text:style-name="P1">Como bien imagina usted, yo pertenezco a esa clase de ciudadanos conscientes del valor de un pequeño gesto, en este caso limpiar con la ayuda de una bolsita de plástico las deyecciones de Flaubert</text:p>
      <text:p text:style-name="P1"/>
      <text:p text:style-name="P1">de que contribuyen a que esta ciudad siga siendo un </text:p>
      <text:p text:style-name="P1"/>
      <text:p text:style-name="P1">Quienes tenemos la doble fortuna de vivir en esta maravillosa ciudad y además ser dueños de un perro, sabemos lo que esa frase signific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6T12:49:02</meta:creation-date>
    <dc:date>2011-05-30T18:55:05</dc:date>
    <meta:editing-duration>PT51M37S</meta:editing-duration>
    <meta:editing-cycles>3</meta:editing-cycles>
    <meta:generator>LibreOffice/3.3$Linux LibreOffice_project/330m19$Build-202</meta:generator>
    <meta:document-statistic meta:table-count="0" meta:image-count="0" meta:object-count="0" meta:page-count="3" meta:paragraph-count="16" meta:word-count="989" meta:character-count="5929"/>
  </office:meta>
</office:document-meta>
</file>